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alidacja HTML</text:p>
      <text:p text:style-name="Standard"><text:a xlink:href="https://pl.khanacademy.org/computing/computer-programming/html-css/html-css-further-learning/v/html-validation" office:target-frame-name="_top" xlink:show="replace"><text:span text:style-name="Internetlink">Walidacja HTML (film) | Dalsza nauka | Khan Academy</text:span></text:a></text:p>
      <text:p text:style-name="Standard"><text:a xlink:href="https://validator.w3.org/" office:target-frame-name="_top" xlink:show="replace"><text:span text:style-name="Internetlink">Usługa sprawdzania poprawności znac</text:span><text:span text:style-name="Internetlink">zników W3C</text:span></text:a></text:p>
      <text:p text:style-name="Standard"><text:a xlink:href="https://jigsaw.w3.org/css-validator/" office:target-frame-name="_top" xlink:show="replace"><text:span text:style-name="Internetlink">Usługa Walidacji CSS W3C</text:span></text:a></text:p>
      <text:p text:style-name="Standard"/>
      <text:p text:style-name="Standard"><text:a xlink:href="https://delante.pl/optymalizacje-stron-internetowych-na-potrzeby-osob-niepelnosprawnych/" office:target-frame-name="_top" xlink:show="replace"><text:span text:style-name="Internetlink">Dostosowanie strony internetowej do potrzeb osób niepełnosp</text:span><text:span text:style-name="Internetlink">rawnych - Blog Delante</text:span></text:a></text:p>
      <text:p text:style-name="Standard"><text:a xlink:href="https://www.nik.gov.pl/aktualnosci/nik-o-dostosowaniu-stron-internetowych-do-potrzeb-osob-z-niepelnosprawnosciami.html" office:target-frame-name="_top" xlink:show="replace"><text:span text:style-name="Internetlink">NIK o dostosowaniu stron internetowych do potrzeb osób z niepełnosprawnościami - Najwyższa Izba K</text:span><text:span text:style-name="Internetlink">ontroli</text:span></text:a></text:p>
      <text:p text:style-name="Standard"><text:a xlink:href="https://atomagency.pl/blog/wcag-dostosowanie-strony-dla-osob-niepelnosprawnych" office:target-frame-name="_top" xlink:show="replace"><text:span text:style-name="Internetlink">WCAG 2.0 - dostosowanie strony dla osób niepełnosprawnych w praktyce (atomagency.pl)</text:span></text:a></text:p>
      <text:p text:style-name="Standard"/>
      <text:p text:style-name="Standard"><text:a xlink:href="https://www.intellect.pl/blog/strony-internetowe-dla-niepelnosprawnych/" office:target-frame-name="_top" xlink:show="replace"><text:span text:style-name="Internetlink">Pełnosprawni w sieci. Jak dostosować stronę internetową do potrzeb osób niepełnosprawnych? &gt; Blog Intellec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czen</meta:initial-creator>
    <dc:creator>Uczen</dc:creator>
    <meta:creation-date>2021-11-29T09:20:00Z</meta:creation-date>
    <dc:date>2021-11-29T09:20:00Z</dc:date>
    <meta:template xlink:href="Normal.dotm" xlink:type="simple"/>
    <meta:editing-cycles>2</meta:editing-cycles>
    <meta:editing-duration>PT0S</meta:editing-duration>
    <meta:document-statistic meta:page-count="1" meta:paragraph-count="2" meta:word-count="167" meta:character-count="1170" meta:row-count="8" meta:non-whitespace-character-count="1005"/>
  </office:meta>
</office:document-meta>
</file>